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3000000349BC62D03.png" manifest:media-type="image/png"/>
  <manifest:file-entry manifest:full-path="Pictures/100000000000019100000036644C37E2.png" manifest:media-type="image/png"/>
  <manifest:file-entry manifest:full-path="Pictures/10000200000000580000001FC088875E.png" manifest:media-type="image/png"/>
  <manifest:file-entry manifest:full-path="Pictures/100002000000000A0000000ADDA84F49.gif" manifest:media-type="image/gif"/>
  <manifest:file-entry manifest:full-path="Pictures/100002010000032000000198B127F89D.png" manifest:media-type="image/png"/>
  <manifest:file-entry manifest:full-path="Pictures/1000020100000061000000280E4CFF07.png" manifest:media-type="image/png"/>
  <manifest:file-entry manifest:full-path="Pictures/10000201000001CE0000008869BF975A.png" manifest:media-type="image/png"/>
  <manifest:file-entry manifest:full-path="Pictures/10000000000000900000004E4ACA9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Times New Roman2" svg:font-family="'Times New Roman'" style:font-family-generic="modern" style:font-pitch="variable"/>
    <style:font-face style:name="方正明體1" svg:font-family="方正明體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01cm" fo:min-width="19.9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1.817cm" fo:min-width="19.901cm" draw:shadow="visible" draw:shadow-offset-x="0.1cm" draw:shadow-offset-y="0.1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401cm" fo:min-width="19.9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94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1.427cm"/>
    </style:style>
    <style:style style:name="pr5" style:family="presentation" style:parent-style-name="資訊未來大自由_5f_內頁_5f_-title">
      <style:graphic-properties draw:auto-grow-height="true" fo:min-height="1.677cm"/>
    </style:style>
    <style:style style:name="pr6" style:family="presentation" style:parent-style-name="資訊未來大自由_5f_內頁_5f_-outline1" style:list-style-name="L4">
      <style:graphic-properties fo:min-height="13.1cm"/>
    </style:style>
    <style:style style:name="pr7" style:family="presentation" style:parent-style-name="資訊未來大自由_5f_內頁_5f_-notes">
      <style:graphic-properties draw:fill-color="#ffffff" fo:min-height="11.427cm"/>
    </style:style>
    <style:style style:name="pr8" style:family="presentation" style:parent-style-name="資訊未來大自由_5f_內頁_5f_-outline1" style:list-style-name="L4">
      <style:graphic-properties fo:min-height="13.2cm"/>
    </style:style>
    <style:style style:name="pr9" style:family="presentation" style:parent-style-name="資訊未來大自由_5f_內頁_5f_-outline1" style:list-style-name="L4">
      <style:graphic-properties fo:min-height="13.2cm"/>
    </style:style>
    <style:style style:name="pr10" style:family="presentation" style:parent-style-name="資訊未來大自由_5f_內頁_5f_-notes">
      <style:graphic-properties draw:fill-color="#ffffff" fo:min-height="11.507cm"/>
    </style:style>
    <style:style style:name="pr11" style:family="presentation" style:parent-style-name="資訊未來大自由_5f_內頁_5f_-outline1" style:list-style-name="L4">
      <style:graphic-properties fo:min-height="13.2cm"/>
    </style:style>
    <style:style style:name="pr12" style:family="presentation" style:parent-style-name="資訊未來大自由_5f_內頁_5f_-outline1" style:list-style-name="L4">
      <style:graphic-properties fo:min-height="13.2cm"/>
    </style:style>
    <style:style style:name="pr13" style:family="presentation" style:parent-style-name="資訊未來大自由_5f_內頁_5f_-outline1" style:list-style-name="L4">
      <style:graphic-properties fo:min-height="13.2cm"/>
    </style:style>
    <style:style style:name="pr14" style:family="presentation" style:parent-style-name="資訊未來大自由_5f_內頁_5f_-notes">
      <style:graphic-properties draw:fill-color="#ffffff" fo:min-height="11.521cm"/>
    </style:style>
    <style:style style:name="pr15" style:family="presentation" style:parent-style-name="資訊未來大自由_5f_內頁_5f_-outline1" style:list-style-name="L4">
      <style:graphic-properties fo:min-height="13.2cm"/>
    </style:style>
    <style:style style:name="pr16" style:family="presentation" style:parent-style-name="資訊未來大自由_5f_內頁_5f_-outline1" style:list-style-name="L4">
      <style:graphic-properties fo:min-height="13.2cm"/>
    </style:style>
    <style:style style:name="pr17" style:family="presentation" style:parent-style-name="資訊未來大自由_5f_內頁-outline1" style:list-style-name="L4">
      <style:graphic-properties fo:min-height="13.2cm"/>
    </style:style>
    <style:style style:name="pr18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資訊未來大自由_5f_封底-notes" style:list-style-name="L6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margin-top="0.159cm" fo:margin-bottom="0cm" fo:line-height="100%"/>
    </style:style>
    <style:style style:name="P8" style:family="paragraph"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fo:text-align="end"/>
    </style:style>
    <style:style style:name="P10" style:family="paragraph">
      <style:text-properties style:font-name="全字庫正宋體1" fo:font-size="36pt" style:font-name-asian="全字庫正宋體1" style:font-size-asian="36pt" style:font-size-complex="36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style:font-name="思源黑體 TW Regular" fo:font-size="20pt" style:font-name-asian="思源黑體 TW Regular" style:font-size-asian="20pt" style:font-size-complex="20pt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/>
      <style:text-properties style:use-window-font-color="true" style:font-name="全字庫正宋體1" fo:font-size="26pt" fo:font-weight="bold" style:font-name-asian="全字庫正宋體1" style:font-size-asian="26pt" style:font-weight-asian="bold" style:font-size-complex="26pt" style:font-weight-complex="bold"/>
    </style:style>
    <style:style style:name="P15" style:family="paragraph">
      <style:text-properties style:font-name="全字庫正宋體1" fo:font-size="32pt" fo:font-weight="bold" style:font-name-asian="全字庫正宋體1" style:font-size-asian="32pt" style:font-weight-asian="bold" style:font-size-complex="32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.8cm" fo:margin-bottom="0cm" fo:line-height="100%" fo:text-indent="0cm"/>
    </style:style>
    <style:style style:name="P19" style:family="paragraph">
      <style:paragraph-properties fo:margin-top="0.4cm" fo:margin-bottom="0cm"/>
    </style:style>
    <style:style style:name="P20" style:family="paragraph">
      <style:paragraph-properties fo:margin-left="0cm" fo:margin-right="0cm" fo:line-height="100%" fo:text-indent="0cm"/>
      <style:text-properties style:use-window-font-color="true" style:font-name="全字庫正宋體1" fo:font-size="26pt" fo:font-style="normal" fo:font-weight="normal" style:font-name-asian="全字庫正宋體1" style:font-size-asian="26pt" style:font-style-asian="normal" style:font-weight-asian="normal" style:font-size-complex="26pt" style:font-style-complex="normal" style:font-weight-complex="normal"/>
    </style:style>
    <style:style style:name="P21" style:family="paragraph">
      <style:paragraph-properties fo:text-align="center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.8cm" fo:margin-bottom="0cm" fo:line-height="100%" fo:text-indent="0cm"/>
      <style:text-properties style:use-window-font-color="true" style:font-name="全字庫正宋體1" fo:font-size="26pt" fo:font-weight="bold" style:font-name-asian="全字庫正宋體1" style:font-size-asian="26pt" style:font-weight-asian="bold" style:font-size-complex="26pt" style:font-weight-complex="bold"/>
    </style:style>
    <style:style style:name="P24" style:family="paragraph">
      <style:paragraph-properties fo:margin-top="0.4cm" fo:margin-bottom="0cm" fo:line-height="100%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paragraph-properties fo:text-align="start"/>
      <style:text-properties fo:color="#ffff00" style:font-name="全字庫正宋體1" fo:font-size="18pt" style:font-size-asian="18pt" style:font-size-complex="18pt"/>
    </style:style>
    <style:style style:name="P27" style:family="paragraph">
      <style:paragraph-properties fo:line-height="100%" fo:text-align="start" style:text-autospace="ideograph-alpha" style:writing-mode="lr-tb"/>
      <style:text-properties fo:hyphenate="false"/>
    </style:style>
    <style:style style:name="P28" style:family="paragraph">
      <style:paragraph-properties fo:line-height="100%" fo:text-align="start" style:text-autospace="ideograph-alpha" style:writing-mode="lr-tb"/>
      <style:text-properties style:font-name="DejaVu Sans Mono1" fo:font-size="16pt" style:font-size-asian="16pt" style:font-size-complex="16pt" fo:hyphenate="false"/>
    </style:style>
    <style:style style:name="P29" style:family="paragraph">
      <style:paragraph-properties fo:line-height="115%" fo:text-align="start"/>
    </style:style>
    <style:style style:name="P30" style:family="paragraph">
      <style:paragraph-properties fo:line-height="115%" fo:text-align="start"/>
      <style:text-properties fo:color="#ffff00" style:font-name="全字庫正宋體1" fo:font-size="18pt" style:font-name-asian="全字庫正宋體1" style:font-size-asian="18pt" style:font-size-complex="18pt"/>
    </style:style>
    <style:style style:name="P31" style:family="paragraph">
      <style:text-properties style:font-name="思源黑體 TW Regular" fo:font-size="20pt" style:font-name-asian="思源黑體 TW Regular" style:font-size-asian="20pt" style:font-size-complex="20pt"/>
    </style:style>
    <style:style style:name="P32" style:family="paragraph">
      <style:paragraph-properties fo:margin-top="0.4cm" fo:margin-bottom="0cm" fo:text-align="start"/>
    </style:style>
    <style:style style:name="P33" style:family="paragraph">
      <style:paragraph-properties fo:margin-left="0cm" fo:margin-right="0cm" fo:line-height="100%" fo:text-indent="0cm"/>
      <style:text-properties style:use-window-font-color="true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38" style:family="paragraph"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宋體1" fo:font-size="36pt" fo:font-weight="bold" style:font-name-asian="全字庫正宋體1" style:font-size-asian="36pt" style:font-weight-asian="bold" style:font-size-complex="36pt" style:font-weight-complex="bold"/>
    </style:style>
    <style:style style:name="T7" style:family="text">
      <style:text-properties style:font-name="全字庫正宋體1" fo:font-size="36pt" style:font-name-asian="全字庫正宋體1" style:font-size-asian="36pt" style:font-size-complex="36pt"/>
    </style:style>
    <style:style style:name="T8" style:family="text">
      <style:text-properties style:font-name="全字庫正宋體1" fo:font-size="28pt" style:font-name-asian="全字庫正宋體1" style:font-size-asian="28pt" style:font-size-complex="28pt"/>
    </style:style>
    <style:style style:name="T9" style:family="text">
      <style:text-properties style:use-window-font-color="true" style:font-name="全字庫正宋體1" fo:font-size="26pt" fo:font-weight="bold" style:font-name-asian="全字庫正宋體1" style:font-size-asian="26pt" style:font-weight-asian="bold" style:font-size-complex="26pt" style:font-weight-complex="bold"/>
    </style:style>
    <style:style style:name="T10" style:family="text">
      <style:text-properties style:use-window-font-color="true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T11" style:family="text">
      <style:text-properties fo:color="#000000" style:font-name="全字庫正宋體1" fo:font-size="26pt" fo:font-weight="bold" style:font-name-asian="全字庫正宋體1" style:font-size-asian="26pt" style:font-weight-asian="bold" style:font-size-complex="26pt" style:font-weight-complex="bold"/>
    </style:style>
    <style:style style:name="T12" style:family="text">
      <style:text-properties style:font-name="全字庫正宋體1" fo:font-size="32pt" fo:font-weight="bold" style:font-name-asian="全字庫正宋體1" style:font-size-asian="32pt" style:font-weight-asian="bold" style:font-size-complex="32pt" style:font-weight-complex="bold"/>
    </style:style>
    <style:style style:name="T13" style:family="text">
      <style:text-properties style:text-position="super 58%" style:font-name="全字庫正宋體1" fo:font-size="32pt" fo:font-weight="bold" style:font-name-asian="全字庫正宋體1" style:font-size-asian="32pt" style:font-weight-asian="bold" style:font-size-complex="32pt" style:font-weight-complex="bold"/>
    </style:style>
    <style:style style:name="T14" style:family="text">
      <style:text-properties style:font-name="Liberation Mono2" fo:font-size="18pt" style:font-name-asian="Liberation Mono2" style:font-size-asian="18pt" style:font-size-complex="18pt"/>
    </style:style>
    <style:style style:name="T15" style:family="text">
      <style:text-properties style:use-window-font-color="true" style:font-name="全字庫正宋體1" fo:font-size="26pt" fo:font-style="normal" fo:font-weight="bold" style:font-name-asian="全字庫正宋體1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color="#000000" style:font-name="全字庫正宋體1" fo:font-size="24pt" fo:font-style="normal" fo:font-weight="normal" style:font-name-asian="全字庫正宋體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000000" style:text-position="super 58%" style:font-name="全字庫正宋體1" fo:font-size="24pt" fo:font-style="normal" fo:font-weight="normal" style:font-name-asian="全字庫正宋體1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style:font-name="Liberation Mono2" fo:font-size="20pt" style:font-name-asian="Liberation Mono2" style:font-size-asian="20pt" style:font-size-complex="20pt"/>
    </style:style>
    <style:style style:name="T20" style:family="text">
      <style:text-properties fo:color="#ffff00" style:text-outline="false" style:text-line-through-style="none" style:text-line-through-type="none" style:text-position="0% 100%" style:font-name="全字庫正宋體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DejaVu Sans Mono1" fo:font-size="16pt" style:font-size-asian="16pt" style:font-size-complex="16pt"/>
    </style:style>
    <style:style style:name="T22" style:family="text">
      <style:text-properties fo:color="#ffff00" style:text-outline="false" style:text-line-through-style="none" style:text-line-through-type="none" style:text-position="0% 100%" style:font-name="全字庫正宋體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text-position="0% 100%" style:font-name="全字庫正宋體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T25" style:family="text">
      <style:text-properties fo:color="#000000" style:font-name="全字庫正宋體1" fo:font-size="26pt" fo:font-weight="normal" style:font-name-asian="全字庫正宋體1" style:font-size-asian="26pt" style:font-weight-asian="normal" style:font-size-complex="26pt"/>
    </style:style>
    <style:style style:name="T26" style:family="text">
      <style:text-properties fo:color="#ffffff" style:font-name="全字庫正楷體1" fo:font-size="48pt" style:font-name-asian="全字庫正楷體1" style:font-size-asian="48pt" style:font-size-complex="48pt"/>
    </style:style>
    <style:style style:name="T27" style:family="text">
      <style:text-properties fo:color="#000000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5</text:span><text:span text:style-name="T2">年</text:span><text:span text:style-name="T2">6</text:span><text:span text:style-name="T2">月</text:span><text:span text:style-name="T2">27</text:span><text:span text:style-name="T2">日</text:span></text:p>
          </draw:text-box>
        </draw:frame>
        <draw:frame presentation:style-name="pr1" draw:text-style-name="P4" draw:layer="layout" svg:width="20.3cm" svg:height="4.204cm" svg:x="3.1cm" svg:y="3.386cm" presentation:class="title" presentation:user-transformed="true">
          <draw:text-box>
            <text:p text:style-name="P3"><text:span text:style-name="T3">全字庫開放資料的應用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 text:style-name="P7"><text:span text:style-name="T5">大家好，我是趙惟倫，網路暱稱是</text:span><text:span text:style-name="T5">bluebat</text:span></text:p>
              <text:p text:style-name="P7"><text:span text:style-name="T5">很高興今天有這個機會和各位分享對於全字庫開放資料的應用。</text:span></text:p>
              <text:p text:style-name="P7"><text:span text:style-name="T5"/></text:p>
              <text:p text:style-name="P7"><text:span text:style-name="T5">這個題目是屬於國際化類別，也就是</text:span><text:span text:style-name="T5">i18n (internationalization)</text:span><text:span text:style-name="T5">，雖然我以往的工作比較著重在本地化，也就是</text:span><text:span text:style-name="T5">l10n (localization)</text:span><text:span text:style-name="T5">，但是目前有興趣的人似乎愈來愈少，所以我提了這一個相關的題目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書同文</text:p>
          </draw:text-box>
        </draw:frame>
        <draw:frame draw:style-name="gr5" draw:text-style-name="P10" draw:layer="layout" svg:width="23.2cm" svg:height="5.981cm" svg:x="1.128cm" svg:y="8.457cm">
          <draw:text-box>
            <text:p><text:span text:style-name="T6">「今天下車同軌，書同文，行同倫。」</text:span></text:p>
            <text:p><text:span text:style-name="T7"/></text:p>
            <text:p><text:span text:style-name="T7"/></text:p>
            <text:p text:style-name="P9"><text:span text:style-name="T8">《禮記．中庸》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2" draw:layer="layout" svg:width="15.236cm" svg:height="11.427cm" svg:x="1.905cm" svg:y="12.065cm" presentation:class="notes">
            <draw:text-box>
              <text:p text:style-name="P11"><text:span text:style-name="T5">語言書寫的標準化長久以來都被當成一種理想，要將一個經過長時間約定俗成的事物訂出標準，本身就是一件吃力不討好的工作。</text:span></text:p>
              <text:p text:style-name="P11"><text:span text:style-name="T5"/></text:p>
              <text:p text:style-name="P11"><text:span text:style-name="T5">而從以往的經驗得知，當某個宣稱自己為標準的資料不開放時，它其實並不足以稱之為標準。因此開放標準在開放資料的相關討論中更顯得重要。</text:span></text:p>
            </draw:text-box>
          </draw:frame>
        </presentation:notes>
      </draw:page>
      <draw:page draw:name="page3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全字庫</text:p>
          </draw:text-box>
        </draw:frame>
        <draw:frame presentation:style-name="pr6" draw:text-style-name="P14" draw:layer="layout" svg:width="23.5cm" svg:height="13.1cm" svg:x="1cm" svg:y="5.6cm" presentation:class="outline" presentation:user-transformed="true">
          <draw:text-box>
            <text:list text:style-name="L4">
              <text:list-item>
                <text:p text:style-name="P13"><text:span text:style-name="T9">計畫網站：</text:span><text:span text:style-name="T10">http://www.cns11643.gov.tw/</text:span></text:p>
              </text:list-item>
              <text:list-item>
                <text:p text:style-name="P13"><text:span text:style-name="T9">計畫授權聲明：</text:span><text:span text:style-name="T10">http://www.cns11643.gov.tw/AIDB/copyright.do</text:span></text:p>
              </text:list-item>
              <text:list-item>
                <text:p text:style-name="P13"><text:span text:style-name="T9">資料開放平臺：</text:span><text:span text:style-name="T10">http://data.gov.tw/node/5961</text:span></text:p>
              </text:list-item>
              <text:list-item>
                <text:p text:style-name="P13"><text:span text:style-name="T11">使用規範</text:span><text:span text:style-name="T9">：</text:span><text:span text:style-name="T10">http://data.gov.tw/?q=principle</text:span></text:p>
              </text:list-item>
            </text:list>
          </draw:text-box>
        </draw:frame>
        <draw:frame draw:style-name="gr6" draw:text-style-name="P15" draw:layer="layout" svg:width="14.2cm" svg:height="1.6cm" svg:x="6cm" svg:y="15cm">
          <draw:text-box>
            <text:p><text:span text:style-name="T12">「創用</text:span><text:span text:style-name="T12">CC</text:span><text:span text:style-name="T12">姓名標示」？</text:span><text:span text:style-name="T13">*</text:span></text:p>
          </draw:text-box>
        </draw:frame>
        <draw:frame draw:style-name="gr7" draw:text-style-name="P17" draw:layer="layout" svg:width="19.8cm" svg:height="1cm" svg:x="2.8cm" svg:y="16.8cm">
          <draw:text-box>
            <text:p text:style-name="P16"><text:span text:style-name="T14">*</text:span><text:span text:style-name="T14">參考</text:span><text:span text:style-name="T14">https://threelegcat.wordpress.com/2015/06/03/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2" draw:layer="layout" svg:width="15.236cm" svg:height="11.427cm" svg:x="1.905cm" svg:y="12.065cm" presentation:class="notes" presentation:user-transformed="true">
            <draw:text-box>
              <text:p text:style-name="P11"><text:span text:style-name="T5">全字庫是根據</text:span><text:span text:style-name="T5">CNS11643</text:span><text:span text:style-name="T5">中文標準交換碼</text:span><text:span text:style-name="T5">(</text:span><text:span text:style-name="T5">簡稱中標碼</text:span><text:span text:style-name="T5">)</text:span><text:span text:style-name="T5">的規範所設立的實作計畫。</text:span></text:p>
              <text:p text:style-name="P11"><text:span text:style-name="T5"/></text:p>
              <text:p text:style-name="P11"><text:span text:style-name="T5">全字庫計畫原本隸屬於行政院主計處，目前由行政院國家發展委員會負責辦理，並將其公布於資料開放平臺。</text:span></text:p>
              <text:p text:style-name="P11"><text:span text:style-name="T5"/></text:p>
              <text:p text:style-name="P11"><text:span text:style-name="T5">全字庫網站所載的授權聲明以及國發會開放平臺的使用規範，雖然沒有明確指出與何種授權方式相容，但含意較接近「創用</text:span><text:span text:style-name="T5">CC</text:span><text:span text:style-name="T5">姓名標示」。</text:span></text:p>
            </draw:text-box>
          </draw:frame>
        </presentation:notes>
      </draw:page>
      <draw:page draw:name="page4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開放資料</text:p>
          </draw:text-box>
        </draw:frame>
        <draw:frame presentation:style-name="pr8" draw:text-style-name="P20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8"><text:span text:style-name="T15">字型：</text:span></text:p>
              </text:list-item>
            </text:list>
            <text:list text:style-name="L5">
              <text:list-item>
                <text:p text:style-name="P19"><text:span text:style-name="T16">全字庫正宋體</text:span></text:p>
                <text:p text:style-name="P19"><text:span text:style-name="T16"/></text:p>
              </text:list-item>
              <text:list-item>
                <text:p text:style-name="P19"><text:span text:style-name="T16">全字庫正楷體</text:span></text:p>
              </text:list-item>
            </text:list>
            <text:list text:style-name="L4">
              <text:list-item>
                <text:p text:style-name="P18"><text:span text:style-name="T15">屬性資料：</text:span></text:p>
              </text:list-item>
            </text:list>
            <text:list text:style-name="L5">
              <text:list-header>
                <text:p text:style-name="P19"><text:span text:style-name="T16">注音、倉頡、筆畫、部首、拼音、部件及筆順</text:span></text:p>
              </text:list-header>
            </text:list>
            <text:list text:style-name="L4">
              <text:list-item>
                <text:p text:style-name="P18"><text:span text:style-name="T15">編碼對照表：</text:span></text:p>
              </text:list-item>
            </text:list>
            <text:list text:style-name="L5">
              <text:list-header>
                <text:p text:style-name="P19"><text:span text:style-name="T16">五大碼、萬國碼、電信碼、地政自造字、財稅內碼、稅務碼及工商自造字</text:span></text:p>
              </text:list-header>
            </text:list>
          </draw:text-box>
        </draw:frame>
        <draw:frame draw:style-name="gr8" draw:text-style-name="P21" draw:layer="layout" svg:width="14.137cm" svg:height="2.216cm" svg:x="8.964cm" svg:y="8.419cm">
          <draw:image xlink:href="Pictures/1000000000000183000000349BC62D03.png" xlink:type="simple" xlink:show="embed" xlink:actuate="onLoad">
            <text:p/>
          </draw:image>
        </draw:frame>
        <draw:frame draw:style-name="gr8" draw:text-style-name="P21" draw:layer="layout" svg:width="14.143cm" svg:height="1.903cm" svg:x="8.985cm" svg:y="6.291cm">
          <draw:image xlink:href="Pictures/100000000000019100000036644C37E2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22" draw:layer="layout" svg:width="15.236cm" svg:height="11.427cm" svg:x="1.905cm" svg:y="12.065cm" presentation:class="notes" presentation:user-transformed="true">
            <draw:text-box>
              <text:p><text:span text:style-name="T17">全字庫的開放資料內容包含字型、屬性資料及編碼對照表三部分，其中：</text:span></text:p>
              <text:p><text:span text:style-name="T17"/></text:p>
              <text:p><text:span text:style-name="T17">字型提供正宋體及正楷體</text:span><text:span text:style-name="T17">2</text:span><text:span text:style-name="T17">種向量字型，依據教育部頒布的標準字形</text:span></text:p>
              <text:p><text:span text:style-name="T17"/></text:p>
              <text:p><text:span text:style-name="T17">屬性資料則涵蓋注音、倉頡、筆畫、部首、拼音、部件及筆順等</text:span><text:span text:style-name="T17">7</text:span><text:span text:style-name="T17">種</text:span></text:p>
              <text:p><text:span text:style-name="T17"/></text:p>
              <text:p><text:span text:style-name="T17">編碼對照表則提供五大碼</text:span><text:span text:style-name="T17">(BIG5)</text:span><text:span text:style-name="T17">、萬國碼</text:span><text:span text:style-name="T17">(Unicode)</text:span><text:span text:style-name="T17">、電信碼、地政自造字、財稅內碼、稅務碼及工商自造字等</text:span><text:span text:style-name="T17">7</text:span><text:span text:style-name="T17">種</text:span></text:p>
            </draw:text-box>
          </draw:frame>
        </presentation:notes>
      </draw:page>
      <draw:page draw:name="page5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使用難處</text:p>
          </draw:text-box>
        </draw:frame>
        <draw:frame presentation:style-name="pr9" draw:text-style-name="P23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8"><text:span text:style-name="T9">中標碼收錄字元偶有修訂</text:span></text:p>
              </text:list-item>
              <text:list-item>
                <text:p text:style-name="P18"><text:span text:style-name="T9">中標碼為交換碼而非內碼</text:span></text:p>
              </text:list-item>
              <text:list-item>
                <text:p text:style-name="P18"><text:span text:style-name="T9">字型由多次委外製作而成</text:span></text:p>
              </text:list-item>
              <text:list-item>
                <text:p text:style-name="P18"><text:span text:style-name="T9">國際內碼標準不斷更新</text:span></text:p>
              </text:list-item>
              <text:list-item>
                <text:p text:style-name="P18"><text:span text:style-name="T9">公訂屬性資料與民間習慣有差異</text:span></text:p>
              </text:list-item>
              <text:list-item>
                <text:p text:style-name="P18"><text:span text:style-name="T9">民訂屬性資料與民間習慣不相容</text:span></text:p>
              </text:list-item>
              <text:list-item>
                <text:p text:style-name="P18"><text:span text:style-name="T9">表格主鍵為中標碼而非萬國碼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10" draw:text-style-name="P22" draw:layer="layout" svg:width="15.236cm" svg:height="11.507cm" svg:x="1.905cm" svg:y="12.065cm" presentation:class="notes" presentation:user-transformed="true">
            <draw:text-box>
              <text:p><text:span text:style-name="T17">中標碼目前已收錄約十萬字，偶爾還會增刪，但未必會即時修訂開放資料</text:span></text:p>
              <text:p><text:span text:style-name="T17">中標碼設計做為交換碼使用，目前國際通用的資訊內碼為</text:span><text:span text:style-name="T17">ISO10646(</text:span><text:span text:style-name="T17">或與其相容的萬國碼</text:span><text:span text:style-name="T17">)</text:span></text:p>
              <text:p><text:span text:style-name="T17">字型由外包字型公司製作，經歷多次增修，各字形之間仍有不一致之處</text:span></text:p>
              <text:p><text:span text:style-name="T17">計畫進行期間萬國碼標準</text:span><text:span text:style-name="T17">(8.0)</text:span><text:span text:style-name="T17">也不斷改變，與國際標準仍會產生落差</text:span></text:p>
              <text:p><text:span text:style-name="T17">由政府機構所提供的屬性</text:span><text:span text:style-name="T17">(</text:span><text:span text:style-name="T17">注音</text:span><text:span text:style-name="T17">,</text:span><text:span text:style-name="T17">筆畫</text:span><text:span text:style-name="T17">,...)</text:span><text:span text:style-name="T17">雖具公信力，但仍可能與民間用法有出入</text:span></text:p>
              <text:p><text:span text:style-name="T17">依照民間標準所訂定的屬性</text:span><text:span text:style-name="T17">(</text:span><text:span text:style-name="T17">倉頡</text:span><text:span text:style-name="T17">)</text:span><text:span text:style-name="T17">為了符合標準寫法，與一般用法並不相容</text:span></text:p>
              <text:p><text:span text:style-name="T17">各類表格均以中標碼為主鍵，但後續應用以萬國碼為主鍵較適合</text:span></text:p>
            </draw:text-box>
          </draw:frame>
        </presentation:notes>
      </draw:page>
      <draw:page draw:name="page6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衍生應用(字型)</text:p>
          </draw:text-box>
        </draw:frame>
        <draw:frame presentation:style-name="pr11" draw:text-style-name="P20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8"><text:span text:style-name="T15">目前成果：</text:span></text:p>
              </text:list-item>
            </text:list>
            <text:list text:style-name="L5">
              <text:list-item>
                <text:p text:style-name="P24"><text:span text:style-name="T16">正宋體原有的</text:span><text:span text:style-name="T16">TW-Sung-98_1.ttf, TW-Sung-Ext-B-98_1.ttf, TW-Sung-Plus-98_1.ttf</text:span><text:span text:style-name="T16">加上由</text:span><text:span text:style-name="T16">EXTC</text:span><text:span text:style-name="T18">*</text:span><text:span text:style-name="T16">從全字庫資料庫中整理出的</text:span><text:span text:style-name="T16">EXTCMING.ttf</text:span><text:span text:style-name="T16">製作</text:span><text:span text:style-name="T16">RPM</text:span><text:span text:style-name="T16">格式套件：</text:span><text:span text:style-name="T16"><text:tab/></text:span><text:span text:style-name="T16"><text:tab/></text:span><text:span text:style-name="T16">tw-sung-fonts-98.1-2.fc21.src.rpm</text:span></text:p>
              </text:list-item>
              <text:list-item>
                <text:p text:style-name="P24"><text:span text:style-name="T16">正楷體原有的</text:span><text:span text:style-name="T16">TW-Kai-98_1.ttf, TW-Kai-Ext-B-98_1.ttf, TW-Kai-Plus-98_1.ttf</text:span><text:span text:style-name="T16">加上由</text:span><text:span text:style-name="T16">EXTC</text:span><text:span text:style-name="T18">*</text:span><text:span text:style-name="T16">從全字庫資料庫中整理出的</text:span><text:span text:style-name="T16">EXTCKAI.ttf</text:span><text:span text:style-name="T16">製作</text:span><text:span text:style-name="T16">RPM</text:span><text:span text:style-name="T16">格式套件：</text:span><text:span text:style-name="T16"><text:tab/></text:span><text:span text:style-name="T16"><text:tab/></text:span><text:span text:style-name="T16">tw-kai-fonts-98.1-2.fc21.src.rpm</text:span></text:p>
              </text:list-item>
            </text:list>
          </draw:text-box>
        </draw:frame>
        <draw:frame draw:style-name="gr7" draw:text-style-name="P25" draw:layer="layout" svg:width="21.8cm" svg:height="1cm" svg:x="1.8cm" svg:y="16.8cm">
          <draw:text-box>
            <text:p><text:span text:style-name="T14">*</text:span><text:span text:style-name="T14">參考</text:span><text:span text:style-name="T14">http://blog.xuite.net/extensionc/twblog/31259308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7" draw:text-style-name="P22" draw:layer="layout" svg:width="15.236cm" svg:height="11.427cm" svg:x="1.905cm" svg:y="12.065cm" presentation:class="notes" presentation:user-transformed="true">
            <draw:text-box>
              <text:p><text:span text:style-name="T19">全字庫所釋出的向量字型都分為三個檔案：</text:span></text:p>
              <text:p><text:span text:style-name="T19">TW-*-98_1.ttf</text:span><text:span text:style-name="T19">含有基本平面</text:span><text:span text:style-name="T19">(BMP)</text:span><text:span text:style-name="T19">的字元集</text:span></text:p>
              <text:p><text:span text:style-name="T19">TW-*-Ext-B-98_1.ttf</text:span><text:span text:style-name="T19">含有</text:span><text:span text:style-name="T19">Ext-B</text:span><text:span text:style-name="T19">的字元集</text:span></text:p>
              <text:p><text:span text:style-name="T19">TW-*-Plus-98_1.ttf</text:span><text:span text:style-name="T19">含有使用者定義的字元集，也就是尚未被收錄至萬國碼標準中的字元。</text:span></text:p>
              <text:p><text:span text:style-name="T19"/></text:p>
              <text:p><text:span text:style-name="T19">全字庫資料庫中其實已經含有</text:span><text:span text:style-name="T19">Ext-C,D,E</text:span><text:span text:style-name="T19">的部分字元，衹是字型尚未即時更新。網友</text:span><text:span text:style-name="T19">EXTC</text:span><text:span text:style-name="T19">將其整理之後製成補充字型。</text:span></text:p>
            </draw:text-box>
          </draw:frame>
        </presentation:notes>
      </draw:page>
      <draw:page draw:name="page7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衍生應用(字型)</text:p>
          </draw:text-box>
        </draw:frame>
        <draw:frame presentation:style-name="pr12" draw:text-style-name="P20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8"><text:span text:style-name="T15">未來計畫：</text:span></text:p>
              </text:list-item>
            </text:list>
            <text:list text:style-name="L5">
              <text:list-item>
                <text:p text:style-name="P24"><text:span text:style-name="T16">以工具軟體</text:span><text:span text:style-name="T16">FontForge</text:span><text:span text:style-name="T16">轉換為</text:span><text:span text:style-name="T16">sfdir</text:span><text:span text:style-name="T16">文字檔案，做為適合</text:span><text:span text:style-name="T16">github</text:span><text:span text:style-name="T16">儲存與管理的格式。</text:span></text:p>
              </text:list-item>
              <text:list-item>
                <text:p text:style-name="P24"><text:span text:style-name="T16">將萬國碼表意文字補充平面的部分融合，並修改名稱資料，然後匯出為新的字型。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7" draw:text-style-name="P22" draw:layer="layout" svg:width="15.236cm" svg:height="11.427cm" svg:x="1.905cm" svg:y="12.065cm" presentation:class="notes" presentation:user-transformed="true">
            <draw:text-box>
              <text:p><text:span text:style-name="T17">ttf</text:span><text:span text:style-name="T17">格式的向量字型是一種二進位形式的檔案，並不適合做為字型的原始碼格式，如果要利用</text:span><text:span text:style-name="T17">github</text:span><text:span text:style-name="T17">之類的管理系統，就必須轉換為人類可讀的文字格式。</text:span></text:p>
              <text:p><text:span text:style-name="T17"/></text:p>
              <text:p><text:span text:style-name="T17">FontForge</text:span><text:span text:style-name="T17">的</text:span><text:span text:style-name="T17">sfdir</text:span><text:span text:style-name="T17">格式可以將每個字形轉換為一個文字檔，如此就有可能將</text:span><text:span text:style-name="T17">Ext-B,C,D,E</text:span><text:span text:style-name="T17">區塊的字元，融合在單一的表意文字補充字型檔案中。</text:span></text:p>
            </draw:text-box>
          </draw:frame>
        </presentation:notes>
      </draw:page>
      <draw:page draw:name="page8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衍生應用(屬性資料)</text:p>
          </draw:text-box>
        </draw:frame>
        <draw:frame presentation:style-name="pr13" draw:text-style-name="P20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8"><text:span text:style-name="T15">目前成果：</text:span></text:p>
              </text:list-item>
            </text:list>
            <text:list text:style-name="L5">
              <text:list-item>
                <text:p text:style-name="P19"><text:span text:style-name="T16">修改表格的中標碼主鍵以方便交叉參考</text:span></text:p>
              </text:list-item>
              <text:list-item>
                <text:p text:style-name="P19"><text:span text:style-name="T16">交叉參考產生漢語拼音、簡易、筆順等屬性表格</text:span></text:p>
              </text:list-item>
              <text:list-item>
                <text:p text:style-name="P19"><text:span text:style-name="T16">產生可做為輸入法規則的對照表</text:span></text:p>
              </text:list-item>
              <text:list-item>
                <text:p text:style-name="P19"><text:span text:style-name="T16">『書寫筆畫序』屬性修改為『部件筆畫序』</text:span></text:p>
              </text:list-item>
              <text:list-item>
                <text:p text:style-name="P24"><text:span text:style-name="T16">筆畫代碼：</text:span><text:span text:style-name="T16">1(</text:span><text:span text:style-name="T16">橫筆</text:span><text:span text:style-name="T16">)</text:span><text:span text:style-name="T16">、</text:span><text:span text:style-name="T16">2(</text:span><text:span text:style-name="T16">豎筆</text:span><text:span text:style-name="T16">)</text:span><text:span text:style-name="T16">、</text:span><text:span text:style-name="T16">3(</text:span><text:span text:style-name="T16">撇筆</text:span><text:span text:style-name="T16">)</text:span><text:span text:style-name="T16">、</text:span><text:span text:style-name="T16">4(</text:span><text:span text:style-name="T16">點筆</text:span><text:span text:style-name="T16">)</text:span><text:span text:style-name="T16">、</text:span><text:span text:style-name="T16">5(</text:span><text:span text:style-name="T16">折筆</text:span><text:span text:style-name="T16">)</text:span><text:span text:style-name="T16">之外，加入</text:span><text:span text:style-name="T16">0(</text:span><text:span text:style-name="T16">空筆</text:span><text:span text:style-name="T16">)</text:span><text:span text:style-name="T16">與</text:span><text:span text:style-name="T16">6(</text:span><text:span text:style-name="T16">圈筆</text:span><text:span text:style-name="T16">)</text:span><text:span text:style-name="T16">。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4" draw:text-style-name="P22" draw:layer="layout" svg:width="15.236cm" svg:height="11.521cm" svg:x="1.905cm" svg:y="12.065cm" presentation:class="notes" presentation:user-transformed="true">
            <draw:text-box>
              <text:p text:style-name="P11"><text:span text:style-name="T5">編碼對照表的主鍵被分為兩欄，因此將其合併為一欄以方便後續的交叉參考，例如製作漢語拼音、簡易</text:span><text:span text:style-name="T5">(</text:span><text:span text:style-name="T5">速成</text:span><text:span text:style-name="T5">)</text:span><text:span text:style-name="T5">或筆順輸入法的表格。</text:span></text:p>
              <text:p><text:span text:style-name="T17"/></text:p>
              <text:p><text:span text:style-name="T17">至於書寫筆畫序修改為部件筆畫序的原因：</text:span></text:p>
              <text:p><text:span text:style-name="T17">書寫順序其實也有人為定義的因素存在，不論是為了方便或布局。當目前的潮流在推行無紙化時，也許哪天就會輪到無筆化。</text:span></text:p>
              <text:p><text:span text:style-name="T17">書寫筆畫序本來就和部件不相容，如果依照構字式的順序排列部件，再將部件內含的筆畫依書寫順序排列，就可以得到部件筆畫序。</text:span></text:p>
              <text:p><text:span text:style-name="T17">0 </text:span><text:span text:style-name="T17">為空筆，空部件可用於構字式以區別同形字</text:span></text:p>
              <text:p><text:span text:style-name="T17">6 </text:span><text:span text:style-name="T17">為圈筆，</text:span><text:span text:style-name="T17"><text:tab/></text:span><text:span text:style-name="T17">見於漢字零與某些日文漢字</text:span></text:p>
            </draw:text-box>
          </draw:frame>
        </presentation:notes>
      </draw:page>
      <draw:page draw:name="page9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衍生應用(屬性資料)</text:p>
          </draw:text-box>
        </draw:frame>
        <draw:frame presentation:style-name="pr15" draw:text-style-name="P20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8"><text:span text:style-name="T15">未來計畫：</text:span></text:p>
              </text:list-item>
            </text:list>
            <text:list text:style-name="L5">
              <text:list-header>
                <text:p text:style-name="P19"><text:span text:style-name="T16">從</text:span><text:span text:style-name="T16">uni_stroke_sequence.txt</text:span><text:span text:style-name="T16">產生</text:span><text:span text:style-name="T16">cfs11643_stroke</text:span></text:p>
                <text:p text:style-name="P19"><text:span text:style-name="T16"/></text:p>
                <text:p text:style-name="P19"><text:span text:style-name="T16">在</text:span><text:span text:style-name="T16">/usr/share/i18n/locales/yue_HK</text:span><text:span text:style-name="T16">中插入</text:span></text:p>
                <text:p text:style-name="P19"><text:span text:style-name="T16"/></text:p>
                <text:p text:style-name="P19"><text:span text:style-name="T16"/></text:p>
                <text:p text:style-name="P19"><text:span text:style-name="T16">然後執行</text:span></text:p>
                <text:p text:style-name="P19"><text:span text:style-name="T16"/></text:p>
                <text:p text:style-name="P19"><text:span text:style-name="T16">就可以讓語區</text:span><text:span text:style-name="T16">yue_HK</text:span><text:span text:style-name="T16">獲得漢字排序的效果</text:span></text:p>
              </text:list-header>
            </text:list>
          </draw:text-box>
        </draw:frame>
        <draw:custom-shape draw:style-name="gr9" draw:text-style-name="P26" draw:layer="layout" svg:width="20.4cm" svg:height="1.051cm" svg:x="3cm" svg:y="7.849cm">
          <text:p text:style-name="P16"><text:span text:style-name="T20">mk-cfs11643_stroke.sh &gt; /usr/share/i18n/locales/cfs11643_stroke</text:span></text:p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20.4cm" svg:height="2.149cm" svg:x="3cm" svg:y="10.251cm">
          <text:p text:style-name="P27"><text:span text:style-name="T21">LC_COLLATE</text:span></text:p>
          <text:p text:style-name="P27"><text:span text:style-name="T21">copy "cfs11643_stroke"</text:span></text:p>
          <text:p text:style-name="P27"><text:span text:style-name="T21">END LC_COLLAT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6" draw:layer="layout" svg:width="20.4cm" svg:height="1.051cm" svg:x="3cm" svg:y="13.749cm">
          <text:p text:style-name="P16"><text:span text:style-name="T20">localedef -f UTF-8 -i yue_HK yue_HK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20.4cm" svg:height="1.651cm" svg:x="3cm" svg:y="16.149cm">
          <text:p text:style-name="P29"><text:span text:style-name="T22">LANG=yue_HK ls</text:span></text:p>
          <text:p text:style-name="P29"><text:span text:style-name="T23">〇</text:span><text:span text:style-name="T23"><text:tab/></text:span><text:span text:style-name="T23">一</text:span><text:span text:style-name="T23"><text:tab/></text:span><text:span text:style-name="T23">二</text:span><text:span text:style-name="T23"><text:tab/></text:span><text:span text:style-name="T23">三</text:span><text:span text:style-name="T23"><text:tab/></text:span><text:span text:style-name="T23">冇</text:span><text:span text:style-name="T23"><text:tab/></text:span><text:span text:style-name="T23">四</text:span><text:span text:style-name="T23"><text:tab/></text:span><text:span text:style-name="T23">佢</text:span><text:span text:style-name="T23"><text:tab/></text:span><text:span text:style-name="T23">咗</text:span><text:span text:style-name="T23"><text:tab/></text:span><text:span text:style-name="T23">梘</text:span><text:span text:style-name="T23"><text:tab/></text:span><text:span text:style-name="T23">啲</text:span><text:span text:style-name="T23"><text:tab/></text:span><text:span text:style-name="T23">撳</text:span><text:span text:style-name="T23"><text:tab/></text:span><text:span text:style-name="T23">劏</text:span><text:span text:style-name="T23"><text:tab/></text:span><text:span text:style-name="T23">嚟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7" draw:text-style-name="P31" draw:layer="layout" svg:width="15.236cm" svg:height="11.427cm" svg:x="1.905cm" svg:y="12.065cm" presentation:class="notes" presentation:user-transformed="true">
            <draw:text-box>
              <text:p><text:span text:style-name="T5">漢字的排序一直以來就是爭議不斷的議題，傳統以部首排序的缺點就是引入太多的人為定義。</text:span></text:p>
              <text:p><text:span text:style-name="T5"/></text:p>
              <text:p><text:span text:style-name="T5">這裡以</text:span><text:span text:style-name="T5">yue_HK</text:span><text:span text:style-name="T5">語區為例，說明如何修改語區設定，以獲得漢字排序的效果。</text:span></text:p>
              <text:p><text:span text:style-name="T5"/></text:p>
              <text:p><text:span text:style-name="T5">依照部件筆畫序來排列漢字時，同時也內含依筆畫數排列的效果。</text:span></text:p>
            </draw:text-box>
          </draw:frame>
        </presentation:notes>
      </draw:page>
      <draw:page draw:name="page10" draw:style-name="dp1" draw:master-page-name="資訊未來大自由_5f_內頁_5f_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>
          <draw:text-box>
            <text:p>衍生應用(編碼對照表)</text:p>
          </draw:text-box>
        </draw:frame>
        <draw:frame presentation:style-name="pr16" draw:text-style-name="P20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8"><text:span text:style-name="T15">目前成果：</text:span></text:p>
              </text:list-item>
            </text:list>
            <text:list text:style-name="L5">
              <text:list-item>
                <text:p text:style-name="P19"><text:span text:style-name="T16">表格的主鍵由中標碼改為萬國碼</text:span></text:p>
              </text:list-item>
              <text:list-item>
                <text:p text:style-name="P32"><text:span text:style-name="T16">產生可做為輸入法規則的對照表</text:span></text:p>
              </text:list-item>
            </text:list>
            <text:list text:style-name="L4">
              <text:list-item>
                <text:p text:style-name="P18"><text:span text:style-name="T15">未來計畫：</text:span></text:p>
              </text:list-item>
            </text:list>
            <text:list text:style-name="L5">
              <text:list-item>
                <text:p text:style-name="P32"><text:span text:style-name="T16">交叉參考產生中標碼與國標碼的對照表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7" draw:text-style-name="P12" draw:layer="layout" svg:width="15.236cm" svg:height="11.427cm" svg:x="1.905cm" svg:y="12.065cm" presentation:class="notes" presentation:user-transformed="true">
            <draw:text-box>
              <text:p text:style-name="P11"><text:span text:style-name="T5">編碼對照表的主鍵也是分為兩欄，因此將其合併為一欄以方便後續的交叉參考。</text:span></text:p>
              <text:p text:style-name="P11"><text:span text:style-name="T5"/></text:p>
              <text:p text:style-name="P11"><text:span text:style-name="T5">某些編碼對照表也有做為輸入法規則的需求，例如想要直接查詢某個中標碼、五大碼或是電信碼所對應的字元。</text:span></text:p>
              <text:p text:style-name="P11"><text:span text:style-name="T5"/></text:p>
              <text:p text:style-name="P11"><text:span text:style-name="T5">根據網路上萬國碼與國標碼的對應資料，應該也可以做出中標碼與國標碼的對照表。</text:span></text:p>
            </draw:text-box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應用網址</text:p>
          </draw:text-box>
        </draw:frame>
        <draw:frame presentation:style-name="pr17" draw:text-style-name="P33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8"><text:span text:style-name="T10">目前成果：</text:span></text:p>
              </text:list-item>
            </text:list>
            <text:list text:style-name="L5">
              <text:list-header>
                <text:p text:style-name="P19"><text:span text:style-name="T24"><text:a xlink:href="https://github.com/bluebat/cfs11643" xlink:type="simple">https://github.com/bluebat/cfs11643</text:a></text:span></text:p>
                <text:p text:style-name="P19"><text:span text:style-name="T24"><text:a xlink:href="https://github.com/bluebat/cin-tables" xlink:type="simple">https://github.com/bluebat/cin-tables</text:a></text:span></text:p>
                <text:p text:style-name="P19"><text:span text:style-name="T24">https://bluebat.fedorapeople.org/ppa/</text:span></text:p>
              </text:list-header>
            </text:list>
            <text:list text:style-name="L4">
              <text:list-item>
                <text:p text:style-name="P18"><text:span text:style-name="T10">未來計畫：</text:span></text:p>
              </text:list-item>
            </text:list>
            <text:list text:style-name="L5">
              <text:list-header>
                <text:p text:style-name="P19"><text:span text:style-name="T25">https://github.com/cfs11643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22" draw:layer="layout" svg:width="15.236cm" svg:height="11.427cm" svg:x="1.905cm" svg:y="12.065cm" presentation:class="notes" presentation:user-transformed="true">
            <draw:text-box>
              <text:p><text:span text:style-name="T17">cfs11643</text:span><text:span text:style-name="T17">是衍生自</text:span><text:span text:style-name="T17">cns11643</text:span><text:span text:style-name="T17">的計畫，名稱的原意是以</text:span><text:span text:style-name="T17">Chinese Folk Standard</text:span><text:span text:style-name="T17">來跟</text:span><text:span text:style-name="T17">Chinese National Standard</text:span><text:span text:style-name="T17">有所區隔。目前的成果都放在個人的</text:span><text:span text:style-name="T17">github</text:span><text:span text:style-name="T17">計畫之中。</text:span></text:p>
              <text:p><text:span text:style-name="T17"/></text:p>
              <text:p><text:span text:style-name="T17">未來希望能將相關資料依據不同的字計畫移至</text:span><text:span text:style-name="T17">https://github.com/cfs11643</text:span><text:span text:style-name="T17">，並且希望有興趣的開發者能共同參與，儘早將全字庫的資料應用於開放原始碼，希望能藉以改善漢字的使用環境。</text:span></text:p>
            </draw:text-box>
          </draw:frame>
        </presentation:notes>
      </draw:page>
      <draw:page draw:name="page12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8" draw:text-style-name="P35" draw:layer="layout" svg:width="10.508cm" svg:height="5.342cm" svg:x="5.292cm" svg:y="3.506cm" presentation:class="title" presentation:user-transformed="true">
          <draw:text-box>
            <text:p text:style-name="P34"><text:span text:style-name="T26">謝謝各位</text:span><text:span text:style-name="T26"><text:line-break/></text:span><text:span text:style-name="T26"><text:line-break/></text:span><text:span text:style-name="T26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19" draw:text-style-name="P38" draw:layer="layout" svg:width="15.239cm" svg:height="11.43cm" svg:x="1.905cm" svg:y="12.065cm" presentation:class="notes" presentation:user-transformed="true">
            <draw:text-box>
              <text:p text:style-name="P13"><text:span text:style-name="T27">謝謝各位。</text:span></text:p>
              <text:p text:style-name="P13"><text:span text:style-name="T5"/></text:p>
              <text:p text:style-name="P13"><text:span text:style-name="T5">如果有任何的建議或問題，歡迎提出來共同討論。</text:span></text:p>
              <text:p text:style-name="P13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Times New Roman2" svg:font-family="'Times New Roman'" style:font-family-generic="modern" style:font-pitch="variable"/>
    <style:font-face style:name="方正明體1" svg:font-family="方正明體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2" svg:font-family="'Lohit Devanagari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_5f_-background" style:display-name="資訊未來大自由_內頁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_5f_-backgroundobjects" style:display-name="資訊未來大自由_內頁_-backgroundobjects" style:family="presentation">
      <style:graphic-properties draw:shadow="hidden" draw:shadow-offset-x="0.3cm" draw:shadow-offset-y="0.3cm" draw:shadow-color="#808080">
        <text:list-style style:name="資訊未來大自由_5f_內頁_5f_-backgroundobjects" style:display-name="資訊未來大自由_內頁_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_5f_-notes" style:display-name="資訊未來大自由_內頁_-notes" style:family="presentation">
      <style:graphic-properties draw:stroke="none" draw:fill="none">
        <text:list-style style:name="資訊未來大自由_5f_內頁_5f_-notes" style:display-name="資訊未來大自由_內頁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資訊未來大自由_5f_內頁_5f_-outline1" style:display-name="資訊未來大自由_內頁_-outline1" style:family="presentation">
      <style:graphic-properties draw:stroke="none" draw:fill="none">
        <text:list-style style:name="資訊未來大自由_5f_內頁_5f_-outline1" style:display-name="資訊未來大自由_內頁_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outline2" style:display-name="資訊未來大自由_內頁_-outline2" style:family="presentation" style:parent-style-name="資訊未來大自由_5f_內頁_5f_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_5f_-outline3" style:display-name="資訊未來大自由_內頁_-outline3" style:family="presentation" style:parent-style-name="資訊未來大自由_5f_內頁_5f_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4" style:display-name="資訊未來大自由_內頁_-outline4" style:family="presentation" style:parent-style-name="資訊未來大自由_5f_內頁_5f_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5" style:display-name="資訊未來大自由_內頁_-outline5" style:family="presentation" style:parent-style-name="資訊未來大自由_5f_內頁_5f_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6" style:display-name="資訊未來大自由_內頁_-outline6" style:family="presentation" style:parent-style-name="資訊未來大自由_5f_內頁_5f_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7" style:display-name="資訊未來大自由_內頁_-outline7" style:family="presentation" style:parent-style-name="資訊未來大自由_5f_內頁_5f_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8" style:display-name="資訊未來大自由_內頁_-outline8" style:family="presentation" style:parent-style-name="資訊未來大自由_5f_內頁_5f_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9" style:display-name="資訊未來大自由_內頁_-outline9" style:family="presentation" style:parent-style-name="資訊未來大自由_5f_內頁_5f_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subtitle" style:display-name="資訊未來大自由_內頁_-subtitle" style:family="presentation">
      <style:graphic-properties draw:stroke="none" draw:fill="none" draw:textarea-vertical-align="middle">
        <text:list-style style:name="資訊未來大自由_5f_內頁_5f_-subtitle" style:display-name="資訊未來大自由_內頁_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title" style:display-name="資訊未來大自由_內頁_-title" style:family="presentation">
      <style:graphic-properties draw:stroke="none" draw:fill="none" draw:textarea-vertical-align="middle">
        <text:list-style style:name="資訊未來大自由_5f_內頁_5f_-title" style:display-name="資訊未來大自由_內頁_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3" style:family="presentation" style:parent-style-name="資訊未來大自由_5f_內頁_5f_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資訊未來大自由_5f_內頁_5f_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25" style:family="presentation" style:parent-style-name="資訊未來大自由_5f_內頁_5f_-backgroundobjects">
      <style:graphic-properties draw:stroke="none" draw:fill="solid" draw:fill-color="#ffffff" draw:textarea-horizontal-align="center" draw:textarea-vertical-align="middle"/>
    </style:style>
    <style:style style:name="Mpr26" style:family="presentation" style:parent-style-name="資訊未來大自由_5f_內頁_5f_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27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8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9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30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16" draw:layer="backgroundobjects" svg:width="22.859cm" svg:height="12.572cm" svg:x="1.27cm" svg:y="4.457cm" presentation:class="outline">
        <draw:text-box>
          <text:list text:style-name="ML7">
            <text:list-item>
              <text:p text:style-name="MP14">請按鼠標，編輯大綱文字格式。</text:p>
              <text:list>
                <text:list-item>
                  <text:p text:style-name="MP15"><text:span text:style-name="MT7">第二個大綱級</text:span></text:p>
                  <text:list>
                    <text:list-item>
                      <text:p text:style-name="MP15"><text:span text:style-name="MT7">第三個大綱級</text:span></text:p>
                      <text:list>
                        <text:list-item>
                          <text:p text:style-name="MP15"><text:span text:style-name="MT7">第四個大綱級</text:span></text:p>
                          <text:list>
                            <text:list-item>
                              <text:p text:style-name="MP15"><text:span text:style-name="MT7">第五個大綱級</text:span></text:p>
                              <text:list>
                                <text:list-item>
                                  <text:p text:style-name="MP15"><text:span text:style-name="MT7">第六個大綱級</text:span></text:p>
                                  <text:list>
                                    <text:list-item>
                                      <text:p text:style-name="MP15"><text:span text:style-name="MT7">第七個大綱級</text:span></text:p>
                                      <text:list>
                                        <text:list-item>
                                          <text:p text:style-name="MP15"><text:span text:style-name="MT7">第八個大綱級</text:span></text:p>
                                          <text:list>
                                            <text:list-item>
                                              <text:p text:style-name="MP15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2" draw:layer="backgroundobjects" svg:width="8.251cm" svg:height="1.267cm" svg:x="-0.001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20" draw:text-style-name="MP13" draw:layer="backgroundobjects" svg:width="8.25cm" svg:height="1.267cm" svg:x="10.791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2" draw:layer="backgroundobjects" svg:width="8.251cm" svg:height="1.266cm" svg:x="-0.001cm" svg:y="24.12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22" draw:text-style-name="MP13" draw:layer="backgroundobjects" svg:width="8.25cm" svg:height="1.266cm" svg:x="10.791cm" svg:y="24.12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內頁_5f_" style:display-name="資訊未來大自由_內頁_" style:page-layout-name="PM1" draw:style-name="Mdp1">
      <draw:custom-shape draw:style-name="Mgr9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23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10" draw:text-style-name="MP5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11" draw:text-style-name="MP5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25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26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12" draw:text-style-name="MP5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13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28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_5f_-title" draw:layer="backgroundobjects" svg:width="12.696cm" svg:height="9.522cm" svg:x="3.175cm" svg:y="1.904cm" presentation:class="page"/>
        <draw:frame presentation:style-name="資訊未來大自由_5f_內頁_5f_-notes" draw:layer="backgroundobjects" svg:width="15.236cm" svg:height="11.427cm" svg:x="1.905cm" svg:y="12.065cm" presentation:class="notes" presentation:placeholder="true">
          <draw:text-box/>
        </draw:frame>
        <draw:frame presentation:style-name="Mpr29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30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meta:creation-date>2014-02-17T14:06:43.699510764</meta:creation-date>
    <dc:language>en-US</dc:language>
    <meta:editing-cycles>182</meta:editing-cycles>
    <meta:editing-duration>PT19H3S</meta:editing-duration>
    <meta:initial-creator>root </meta:initial-creator>
    <dc:date>2015-07-13T18:19:38.666077804</dc:date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